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1:13:55.466558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04T11:40:25.084166415</dc:date>
    <meta:editing-duration>PT17H59M21S</meta:editing-duration>
    <meta:editing-cycles>185</meta:editing-cycles>
    <meta:generator>LibreOffice/6.4.6.2$Linux_X86_64 LibreOffice_project/40$Build-2</meta:generator>
    <meta:document-statistic meta:table-count="102" meta:cell-count="3583" meta:object-count="0"/>
  </office:meta>
</office:document-meta>
</file>